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SSI</text:p>
      <text:p text:style-name="P1">Caroline Devred</text:p>
      <text:p text:style-name="P2"/>
      <text:p text:style-name="P3"/>
      <text:p text:style-name="P3">date du compte rendu du projet le 19 Octobre 2012 (étude de cas Merise)</text:p>
      <text:p text:style-name="P3">contrôle continu le 14 novembre</text:p>
      <text:p text:style-name="P3"/>
      <text:p text:style-name="P3">analyse SI logiciel de modelisation gratuit de Merise (logiciel libre)</text:p>
      <text:p text:style-name="P3">power ACM ou AMC ? <text:s text:c="2"/>Windesign <text:s text:c="3"/>logiciel professionnel</text:p>
      <text:p text:style-name="P3">bu uml<text:tab/><text:tab/>logiciel libre uml et auteur de code</text:p>
      <text:p text:style-name="P3"/>
      <text:p text:style-name="P3">entite= <text:tab/>objet materiel, immateriel ou etre humain</text:p>
      <text:p text:style-name="P4">MCD exercice 1 :</text:p>
      <text:p text:style-name="P5"><draw:custom-shape text:anchor-type="paragraph" draw:z-index="1" draw:style-name="gr1" svg:width="3.541cm" svg:height="1.315cm" svg:x="7.179cm" svg:y="0.376cm"><text:p text:style-name="P6">produit</text:p><draw:enhanced-geometry svg:viewBox="0 0 21600 21600" draw:type="rectangle" draw:enhanced-path="M 0 0 L 21600 0 21600 21600 0 21600 0 0 Z N"/></draw:custom-shape></text:p>
      <text:p text:style-name="P5"><draw:line text:anchor-type="paragraph" draw:z-index="16" draw:style-name="gr3" draw:text-style-name="P6" svg:x1="10.388cm" svg:y1="3.47cm" svg:x2="12.91cm" svg:y2="3.542cm"><text:p/></draw:line><draw:line text:anchor-type="paragraph" draw:z-index="15" draw:style-name="gr3" draw:text-style-name="P6" svg:x1="10.956cm" svg:y1="3.907cm" svg:x2="11.011cm" svg:y2="3.925cm"><text:p/></draw:line><draw:line text:anchor-type="paragraph" draw:z-index="14" draw:style-name="gr3" draw:text-style-name="P6" svg:x1="5.72cm" svg:y1="3.268cm" svg:x2="7.212cm" svg:y2="3.45cm"><text:p/></draw:line><draw:line text:anchor-type="paragraph" draw:z-index="13" draw:style-name="gr3" draw:text-style-name="P6" svg:x1="14.148cm" svg:y1="1.919cm" svg:x2="15.353cm" svg:y2="2.847cm"><text:p/></draw:line><draw:line text:anchor-type="paragraph" draw:z-index="12" draw:style-name="gr3" draw:text-style-name="P6" svg:x1="10.719cm" svg:y1="0.367cm" svg:x2="12.451cm" svg:y2="0.714cm"><text:p/></draw:line><draw:line text:anchor-type="paragraph" draw:z-index="11" draw:style-name="gr3" draw:text-style-name="P6" svg:x1="14.75cm" svg:y1="5.002cm" svg:x2="15.152cm" svg:y2="4.161cm"><text:p/></draw:line><draw:line text:anchor-type="paragraph" draw:z-index="10" draw:style-name="gr3" draw:text-style-name="P6" svg:x1="10.791cm" svg:y1="6.645cm" svg:x2="12.633cm" svg:y2="6.096cm"><text:p/></draw:line><draw:line text:anchor-type="paragraph" draw:z-index="9" draw:style-name="gr3" draw:text-style-name="P6" svg:x1="-0.048cm" svg:y1="3.524cm" svg:x2="7.159cm" svg:y2="6.662cm"><text:p/></draw:line><draw:line text:anchor-type="paragraph" draw:z-index="8" draw:style-name="gr3" draw:text-style-name="P6" svg:x1="7.179cm" svg:y1="0.459cm" svg:x2="0.39cm" svg:y2="2.138cm"><text:p/></draw:line><draw:ellipse text:anchor-type="paragraph" draw:z-index="5" draw:style-name="gr2" draw:text-style-name="P6" svg:width="3.176cm" svg:height="1.387cm" svg:x="7.213cm" svg:y="2.759cm"><text:p text:style-name="P6">passe</text:p></draw:ellipse><draw:ellipse text:anchor-type="paragraph" draw:z-index="7" draw:style-name="gr2" draw:text-style-name="P6" svg:width="3.176cm" svg:height="1.387cm" svg:x="-1.508cm" svg:y="2.138cm"><text:p text:style-name="P6">Fait partie de</text:p></draw:ellipse><draw:ellipse text:anchor-type="paragraph" draw:z-index="6" draw:style-name="gr2" draw:text-style-name="P6" svg:width="3.176cm" svg:height="1.387cm" svg:x="12.178cm" svg:y="4.874cm"><text:p text:style-name="P6">concerne</text:p></draw:ellipse><draw:ellipse text:anchor-type="paragraph" draw:z-index="4" draw:style-name="gr2" draw:text-style-name="P6" svg:width="3.176cm" svg:height="1.387cm" svg:x="11.85cm" svg:y="0.533cm"><text:p text:style-name="P6">Fait partie</text:p></draw:ellipse><draw:custom-shape text:anchor-type="paragraph" draw:z-index="3" draw:style-name="gr1" svg:width="3.541cm" svg:height="1.315cm" svg:x="12.91cm" svg:y="2.847cm"><text:p text:style-name="P6">commande</text:p><draw:enhanced-geometry svg:viewBox="0 0 21600 21600" draw:type="rectangle" draw:enhanced-path="M 0 0 L 21600 0 21600 21600 0 21600 0 0 Z N"/></draw:custom-shape><draw:custom-shape text:anchor-type="paragraph" draw:z-index="2" draw:style-name="gr1" svg:width="3.541cm" svg:height="1.315cm" svg:x="7.251cm" svg:y="5.602cm"><text:p text:style-name="P6">facture</text:p><draw:enhanced-geometry svg:viewBox="0 0 21600 21600" draw:type="rectangle" draw:enhanced-path="M 0 0 L 21600 0 21600 21600 0 21600 0 0 Z N"/></draw:custom-shape><draw:custom-shape text:anchor-type="paragraph" draw:z-index="0" draw:style-name="gr1" svg:width="3.541cm" svg:height="1.315cm" svg:x="2.18cm" svg:y="2.628cm"><text:p text:style-name="P6">client</text:p><draw:enhanced-geometry svg:viewBox="0 0 21600 21600" draw:type="rectangle" draw:enhanced-path="M 0 0 L 21600 0 21600 21600 0 21600 0 0 Z N"/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28T08:09:51</meta:creation-date>
    <dc:date>2012-09-28T08:32:52</dc:date>
    <dc:creator>Compte etudiant</dc:creator>
    <meta:editing-duration>PT6M48S</meta:editing-duration>
    <meta:editing-cycles>1</meta:editing-cycles>
    <meta:document-statistic meta:table-count="0" meta:image-count="0" meta:object-count="0" meta:page-count="1" meta:paragraph-count="9" meta:word-count="61" meta:character-count="362" meta:non-whitespace-character-count="303"/>
    <meta:generator>LibreOffice/3.5$Linux_x86 LibreOffice_project/350m1$Build-2</meta:generator>
  </office:meta>
</office:document-meta>
</file>